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7.86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42937" calcext:value-type="float">
            <text:p>4,842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79495" calcext:value-type="float">
            <text:p>4,5794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64921" calcext:value-type="float">
            <text:p>4,6649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16542" calcext:value-type="float">
            <text:p>4,8165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90375" calcext:value-type="float">
            <text:p>4,890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55013" calcext:value-type="float">
            <text:p>4,655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49925" calcext:value-type="float">
            <text:p>4,449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16819" calcext:value-type="float">
            <text:p>4,6168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80477" calcext:value-type="float">
            <text:p>4,8804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83726" calcext:value-type="float">
            <text:p>4,9837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12517" calcext:value-type="float">
            <text:p>5,125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80746" calcext:value-type="float">
            <text:p>5,0807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80746" calcext:value-type="float">
            <text:p>5,0807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15251" calcext:value-type="float">
            <text:p>5,1152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20339" calcext:value-type="float">
            <text:p>5,3203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27973" calcext:value-type="float">
            <text:p>5,1279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97659" calcext:value-type="float">
            <text:p>4,976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08987" calcext:value-type="float">
            <text:p>5,1089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02051" calcext:value-type="float">
            <text:p>4,8020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17323" calcext:value-type="float">
            <text:p>4,8173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58065" calcext:value-type="float">
            <text:p>4,8580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55523" calcext:value-type="float">
            <text:p>5,0555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40943" calcext:value-type="float">
            <text:p>5,140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235149" calcext:value-type="float">
            <text:p>5,235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214783" calcext:value-type="float">
            <text:p>5,214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359913" calcext:value-type="float">
            <text:p>5,3599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128219" calcext:value-type="float">
            <text:p>5,128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108988" calcext:value-type="float">
            <text:p>5,1089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329131" calcext:value-type="float">
            <text:p>5,329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16399" calcext:value-type="float">
            <text:p>5,3163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497185" calcext:value-type="float">
            <text:p>5,4971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28667" calcext:value-type="float">
            <text:p>5,228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218484" calcext:value-type="float">
            <text:p>5,2184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426121" calcext:value-type="float">
            <text:p>5,426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335607" calcext:value-type="float">
            <text:p>5,3356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12542" calcext:value-type="float">
            <text:p>5,125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1025" calcext:value-type="float">
            <text:p>5,1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40699" calcext:value-type="float">
            <text:p>4,9406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034908" calcext:value-type="float">
            <text:p>5,0349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73801" calcext:value-type="float">
            <text:p>4,973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82134" calcext:value-type="float">
            <text:p>5,082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082134" calcext:value-type="float">
            <text:p>5,082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082134" calcext:value-type="float">
            <text:p>5,082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45521" calcext:value-type="float">
            <text:p>5,3455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679081" calcext:value-type="float">
            <text:p>5,6790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723779" calcext:value-type="float">
            <text:p>5,723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681875" calcext:value-type="float">
            <text:p>5,6818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557116" calcext:value-type="float">
            <text:p>5,5571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461508" calcext:value-type="float">
            <text:p>5,4615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82574" calcext:value-type="float">
            <text:p>5,1825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193899" calcext:value-type="float">
            <text:p>5,193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193899" calcext:value-type="float">
            <text:p>5,193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167303" calcext:value-type="float">
            <text:p>5,167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167303" calcext:value-type="float">
            <text:p>5,167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32147" calcext:value-type="float">
            <text:p>5,321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417084" calcext:value-type="float">
            <text:p>5,4170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311299" calcext:value-type="float">
            <text:p>5,3112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485844" calcext:value-type="float">
            <text:p>5,4858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640011" calcext:value-type="float">
            <text:p>5,6400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54834" calcext:value-type="float">
            <text:p>5,548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595584" calcext:value-type="float">
            <text:p>5,5955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77062" calcext:value-type="float">
            <text:p>5,477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77062" calcext:value-type="float">
            <text:p>5,477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477062" calcext:value-type="float">
            <text:p>5,477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27979" calcext:value-type="float">
            <text:p>5,327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640013" calcext:value-type="float">
            <text:p>5,640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650196" calcext:value-type="float">
            <text:p>5,650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684689" calcext:value-type="float">
            <text:p>5,6846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87465" calcext:value-type="float">
            <text:p>5,4874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487465" calcext:value-type="float">
            <text:p>5,4874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530745" calcext:value-type="float">
            <text:p>5,5307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55228" calcext:value-type="float">
            <text:p>5,552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477048" calcext:value-type="float">
            <text:p>5,4770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552278" calcext:value-type="float">
            <text:p>5,5522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552278" calcext:value-type="float">
            <text:p>5,5522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948126" calcext:value-type="float">
            <text:p>5,948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793954" calcext:value-type="float">
            <text:p>5,7939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629829" calcext:value-type="float">
            <text:p>5,6298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702253" calcext:value-type="float">
            <text:p>5,7022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26556" calcext:value-type="float">
            <text:p>5,5265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796467" calcext:value-type="float">
            <text:p>5,7964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796467" calcext:value-type="float">
            <text:p>5,7964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785136" calcext:value-type="float">
            <text:p>5,785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785136" calcext:value-type="float">
            <text:p>5,785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05504" calcext:value-type="float">
            <text:p>5,805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805504" calcext:value-type="float">
            <text:p>5,805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805504" calcext:value-type="float">
            <text:p>5,805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684434" calcext:value-type="float">
            <text:p>5,6844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84436" calcext:value-type="float">
            <text:p>5,4844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484436" calcext:value-type="float">
            <text:p>5,4844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484436" calcext:value-type="float">
            <text:p>5,4844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60361" calcext:value-type="float">
            <text:p>5,4603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60361" calcext:value-type="float">
            <text:p>5,4603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08738" calcext:value-type="float">
            <text:p>5,3087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62215" calcext:value-type="float">
            <text:p>5,1622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46927" calcext:value-type="float">
            <text:p>5,1469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265453" calcext:value-type="float">
            <text:p>5,2654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99946" calcext:value-type="float">
            <text:p>5,2999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99946" calcext:value-type="float">
            <text:p>5,2999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317765" calcext:value-type="float">
            <text:p>5,3177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317765" calcext:value-type="float">
            <text:p>5,3177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502483" calcext:value-type="float">
            <text:p>5,502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638836" calcext:value-type="float">
            <text:p>5,638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770094" calcext:value-type="float">
            <text:p>5,7700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719161" calcext:value-type="float">
            <text:p>5,7191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719161" calcext:value-type="float">
            <text:p>5,7191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531899" calcext:value-type="float">
            <text:p>5,531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531899" calcext:value-type="float">
            <text:p>5,531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531899" calcext:value-type="float">
            <text:p>5,531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31899" calcext:value-type="float">
            <text:p>5,531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531899" calcext:value-type="float">
            <text:p>5,531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427506" calcext:value-type="float">
            <text:p>5,4275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54822" calcext:value-type="float">
            <text:p>5,5548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554822" calcext:value-type="float">
            <text:p>5,5548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701353" calcext:value-type="float">
            <text:p>5,7013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701353" calcext:value-type="float">
            <text:p>5,7013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812236" calcext:value-type="float">
            <text:p>5,8122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647882" calcext:value-type="float">
            <text:p>5,6478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647882" calcext:value-type="float">
            <text:p>5,6478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641624" calcext:value-type="float">
            <text:p>5,641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641624" calcext:value-type="float">
            <text:p>5,641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641624" calcext:value-type="float">
            <text:p>5,641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360146" calcext:value-type="float">
            <text:p>5,3601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330727" calcext:value-type="float">
            <text:p>5,330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284906" calcext:value-type="float">
            <text:p>5,2849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408511" calcext:value-type="float">
            <text:p>5,408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408511" calcext:value-type="float">
            <text:p>5,408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408511" calcext:value-type="float">
            <text:p>5,408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387013" calcext:value-type="float">
            <text:p>5,387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420107" calcext:value-type="float">
            <text:p>5,420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420107" calcext:value-type="float">
            <text:p>5,420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420107" calcext:value-type="float">
            <text:p>5,420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533542" calcext:value-type="float">
            <text:p>5,5335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533542" calcext:value-type="float">
            <text:p>5,5335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491394" calcext:value-type="float">
            <text:p>5,4913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627743" calcext:value-type="float">
            <text:p>5,6277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627743" calcext:value-type="float">
            <text:p>5,6277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843018" calcext:value-type="float">
            <text:p>5,843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720806" calcext:value-type="float">
            <text:p>5,7208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720806" calcext:value-type="float">
            <text:p>5,7208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558995" calcext:value-type="float">
            <text:p>5,5589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558995" calcext:value-type="float">
            <text:p>5,5589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471033" calcext:value-type="float">
            <text:p>5,471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471033" calcext:value-type="float">
            <text:p>5,471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232844" calcext:value-type="float">
            <text:p>5,2328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232844" calcext:value-type="float">
            <text:p>5,2328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232844" calcext:value-type="float">
            <text:p>5,2328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232844" calcext:value-type="float">
            <text:p>5,2328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232844" calcext:value-type="float">
            <text:p>5,2328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366646" calcext:value-type="float">
            <text:p>5,366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366646" calcext:value-type="float">
            <text:p>5,366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366646" calcext:value-type="float">
            <text:p>5,366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487485" calcext:value-type="float">
            <text:p>5,4874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383089" calcext:value-type="float">
            <text:p>5,383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471051" calcext:value-type="float">
            <text:p>5,471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493961" calcext:value-type="float">
            <text:p>5,493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355067" calcext:value-type="float">
            <text:p>5,3550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34998" calcext:value-type="float">
            <text:p>5,349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567799" calcext:value-type="float">
            <text:p>5,5677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56155" calcext:value-type="float">
            <text:p>5,561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56155" calcext:value-type="float">
            <text:p>5,561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463394" calcext:value-type="float">
            <text:p>5,4633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594652" calcext:value-type="float">
            <text:p>5,5946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725903" calcext:value-type="float">
            <text:p>5,7259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725903" calcext:value-type="float">
            <text:p>5,7259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725903" calcext:value-type="float">
            <text:p>5,7259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96155" calcext:value-type="float">
            <text:p>5,961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13173" calcext:value-type="float">
            <text:p>6,1131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13173" calcext:value-type="float">
            <text:p>6,1131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13173" calcext:value-type="float">
            <text:p>6,1131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923356" calcext:value-type="float">
            <text:p>5,9233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923356" calcext:value-type="float">
            <text:p>5,9233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913176" calcext:value-type="float">
            <text:p>5,9131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794652" calcext:value-type="float">
            <text:p>5,7946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820115" calcext:value-type="float">
            <text:p>5,8201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820115" calcext:value-type="float">
            <text:p>5,8201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820115" calcext:value-type="float">
            <text:p>5,8201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776833" calcext:value-type="float">
            <text:p>5,7768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743732" calcext:value-type="float">
            <text:p>5,7437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649531" calcext:value-type="float">
            <text:p>5,6495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649531" calcext:value-type="float">
            <text:p>5,6495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649531" calcext:value-type="float">
            <text:p>5,6495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459716" calcext:value-type="float">
            <text:p>5,459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47499" calcext:value-type="float">
            <text:p>5,474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47499" calcext:value-type="float">
            <text:p>5,474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47499" calcext:value-type="float">
            <text:p>5,474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508088" calcext:value-type="float">
            <text:p>5,508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508088" calcext:value-type="float">
            <text:p>5,508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508088" calcext:value-type="float">
            <text:p>5,508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343731" calcext:value-type="float">
            <text:p>5,3437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161556" calcext:value-type="float">
            <text:p>5,1615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161556" calcext:value-type="float">
            <text:p>5,1615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076128" calcext:value-type="float">
            <text:p>5,076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076128" calcext:value-type="float">
            <text:p>5,076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076128" calcext:value-type="float">
            <text:p>5,076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076128" calcext:value-type="float">
            <text:p>5,076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914316" calcext:value-type="float">
            <text:p>4,914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70923" calcext:value-type="float">
            <text:p>4,709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733281" calcext:value-type="float">
            <text:p>4,7332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56891" calcext:value-type="float">
            <text:p>4,8568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771481" calcext:value-type="float">
            <text:p>4,7714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771481" calcext:value-type="float">
            <text:p>4,7714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771481" calcext:value-type="float">
            <text:p>4,7714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637689" calcext:value-type="float">
            <text:p>4,637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637689" calcext:value-type="float">
            <text:p>4,637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637689" calcext:value-type="float">
            <text:p>4,637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58058" calcext:value-type="float">
            <text:p>4,858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823562" calcext:value-type="float">
            <text:p>4,8235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823562" calcext:value-type="float">
            <text:p>4,8235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823562" calcext:value-type="float">
            <text:p>4,8235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823562" calcext:value-type="float">
            <text:p>4,8235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655526" calcext:value-type="float">
            <text:p>4,655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655526" calcext:value-type="float">
            <text:p>4,655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655526" calcext:value-type="float">
            <text:p>4,655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655526" calcext:value-type="float">
            <text:p>4,655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655526" calcext:value-type="float">
            <text:p>4,655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766398" calcext:value-type="float">
            <text:p>4,766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766398" calcext:value-type="float">
            <text:p>4,766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712936" calcext:value-type="float">
            <text:p>4,712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712936" calcext:value-type="float">
            <text:p>4,712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712936" calcext:value-type="float">
            <text:p>4,712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78026" calcext:value-type="float">
            <text:p>4,780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78026" calcext:value-type="float">
            <text:p>4,780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78026" calcext:value-type="float">
            <text:p>4,780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654371" calcext:value-type="float">
            <text:p>4,6543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675882" calcext:value-type="float">
            <text:p>4,6758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480971" calcext:value-type="float">
            <text:p>4,4809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480971" calcext:value-type="float">
            <text:p>4,4809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480971" calcext:value-type="float">
            <text:p>4,4809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42495" calcext:value-type="float">
            <text:p>4,424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2886" calcext:value-type="float">
            <text:p>4,28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124253" calcext:value-type="float">
            <text:p>4,1242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124253" calcext:value-type="float">
            <text:p>4,1242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124253" calcext:value-type="float">
            <text:p>4,1242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213364" calcext:value-type="float">
            <text:p>4,2133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186769" calcext:value-type="float">
            <text:p>4,1867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102749" calcext:value-type="float">
            <text:p>4,1027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102749" calcext:value-type="float">
            <text:p>4,1027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102749" calcext:value-type="float">
            <text:p>4,1027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358769" calcext:value-type="float">
            <text:p>4,3587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400902" calcext:value-type="float">
            <text:p>4,400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160164" calcext:value-type="float">
            <text:p>4,16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180533" calcext:value-type="float">
            <text:p>4,1805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180533" calcext:value-type="float">
            <text:p>4,1805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200907" calcext:value-type="float">
            <text:p>4,2009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200907" calcext:value-type="float">
            <text:p>4,2009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226367" calcext:value-type="float">
            <text:p>4,2263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226367" calcext:value-type="float">
            <text:p>4,2263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226367" calcext:value-type="float">
            <text:p>4,2263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226367" calcext:value-type="float">
            <text:p>4,2263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235391" calcext:value-type="float">
            <text:p>4,235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279806" calcext:value-type="float">
            <text:p>4,2798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79806" calcext:value-type="float">
            <text:p>4,2798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411065" calcext:value-type="float">
            <text:p>4,4110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411065" calcext:value-type="float">
            <text:p>4,4110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305275" calcext:value-type="float">
            <text:p>4,305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231427" calcext:value-type="float">
            <text:p>4,231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12563" calcext:value-type="float">
            <text:p>4,12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131866" calcext:value-type="float">
            <text:p>4,1318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131866" calcext:value-type="float">
            <text:p>4,1318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038793" calcext:value-type="float">
            <text:p>4,038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029768" calcext:value-type="float">
            <text:p>4,029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029768" calcext:value-type="float">
            <text:p>4,029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995535" calcext:value-type="float">
            <text:p>3,995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63147" calcext:value-type="float">
            <text:p>4,0631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063147" calcext:value-type="float">
            <text:p>4,0631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063147" calcext:value-type="float">
            <text:p>4,0631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052966" calcext:value-type="float">
            <text:p>4,052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128199" calcext:value-type="float">
            <text:p>4,128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323106" calcext:value-type="float">
            <text:p>4,3231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388143" calcext:value-type="float">
            <text:p>4,388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388143" calcext:value-type="float">
            <text:p>4,388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388143" calcext:value-type="float">
            <text:p>4,388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388143" calcext:value-type="float">
            <text:p>4,388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324491" calcext:value-type="float">
            <text:p>4,3244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324491" calcext:value-type="float">
            <text:p>4,3244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324491" calcext:value-type="float">
            <text:p>4,3244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284919" calcext:value-type="float">
            <text:p>4,2849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284919" calcext:value-type="float">
            <text:p>4,2849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284919" calcext:value-type="float">
            <text:p>4,2849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284919" calcext:value-type="float">
            <text:p>4,2849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398336" calcext:value-type="float">
            <text:p>4,3983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208521" calcext:value-type="float">
            <text:p>4,208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111777" calcext:value-type="float">
            <text:p>4,1117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111777" calcext:value-type="float">
            <text:p>4,1117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111777" calcext:value-type="float">
            <text:p>4,1117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111777" calcext:value-type="float">
            <text:p>4,1117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120579" calcext:value-type="float">
            <text:p>4,1205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086088" calcext:value-type="float">
            <text:p>4,086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148586" calcext:value-type="float">
            <text:p>4,148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282393" calcext:value-type="float">
            <text:p>4,282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282393" calcext:value-type="float">
            <text:p>4,282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290038" calcext:value-type="float">
            <text:p>4,2900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302771" calcext:value-type="float">
            <text:p>4,3027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272214" calcext:value-type="float">
            <text:p>4,2722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135867" calcext:value-type="float">
            <text:p>4,135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096517" calcext:value-type="float">
            <text:p>4,0965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096517" calcext:value-type="float">
            <text:p>4,0965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096517" calcext:value-type="float">
            <text:p>4,0965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062255" calcext:value-type="float">
            <text:p>4,06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008779" calcext:value-type="float">
            <text:p>4,0087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008779" calcext:value-type="float">
            <text:p>4,0087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008779" calcext:value-type="float">
            <text:p>4,0087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008779" calcext:value-type="float">
            <text:p>4,0087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831697" calcext:value-type="float">
            <text:p>3,831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723351" calcext:value-type="float">
            <text:p>3,7233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729854" calcext:value-type="float">
            <text:p>3,7298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771727" calcext:value-type="float">
            <text:p>3,771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668474" calcext:value-type="float">
            <text:p>3,6684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682357" calcext:value-type="float">
            <text:p>3,682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844164" calcext:value-type="float">
            <text:p>3,84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021244" calcext:value-type="float">
            <text:p>4,0212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821252" calcext:value-type="float">
            <text:p>3,821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737225" calcext:value-type="float">
            <text:p>3,737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737225" calcext:value-type="float">
            <text:p>3,737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737225" calcext:value-type="float">
            <text:p>3,737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737225" calcext:value-type="float">
            <text:p>3,737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747414" calcext:value-type="float">
            <text:p>3,747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690264" calcext:value-type="float">
            <text:p>3,690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690264" calcext:value-type="float">
            <text:p>3,690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690264" calcext:value-type="float">
            <text:p>3,690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804835" calcext:value-type="float">
            <text:p>3,804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804835" calcext:value-type="float">
            <text:p>3,804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804835" calcext:value-type="float">
            <text:p>3,804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804835" calcext:value-type="float">
            <text:p>3,804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804835" calcext:value-type="float">
            <text:p>3,804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863392" calcext:value-type="float">
            <text:p>3,8633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863392" calcext:value-type="float">
            <text:p>3,8633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863392" calcext:value-type="float">
            <text:p>3,8633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855757" calcext:value-type="float">
            <text:p>3,855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905542" calcext:value-type="float">
            <text:p>3,9055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100453" calcext:value-type="float">
            <text:p>4,1004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100453" calcext:value-type="float">
            <text:p>4,1004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100453" calcext:value-type="float">
            <text:p>4,1004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7175" calcext:value-type="float">
            <text:p>4,17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17175" calcext:value-type="float">
            <text:p>4,17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17175" calcext:value-type="float">
            <text:p>4,17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17175" calcext:value-type="float">
            <text:p>4,17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17175" calcext:value-type="float">
            <text:p>4,17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94883" calcext:value-type="float">
            <text:p>3,948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959016" calcext:value-type="float">
            <text:p>3,959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959016" calcext:value-type="float">
            <text:p>3,959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812485" calcext:value-type="float">
            <text:p>3,812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793252" calcext:value-type="float">
            <text:p>3,793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766651" calcext:value-type="float">
            <text:p>3,766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658312" calcext:value-type="float">
            <text:p>3,658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463401" calcext:value-type="float">
            <text:p>3,463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377973" calcext:value-type="float">
            <text:p>3,377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377973" calcext:value-type="float">
            <text:p>3,377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377973" calcext:value-type="float">
            <text:p>3,377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377973" calcext:value-type="float">
            <text:p>3,377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439075" calcext:value-type="float">
            <text:p>3,439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454351" calcext:value-type="float">
            <text:p>3,454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414752" calcext:value-type="float">
            <text:p>3,414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414752" calcext:value-type="float">
            <text:p>3,414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414752" calcext:value-type="float">
            <text:p>3,414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414752" calcext:value-type="float">
            <text:p>3,414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380517" calcext:value-type="float">
            <text:p>3,38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332141" calcext:value-type="float">
            <text:p>3,332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284907" calcext:value-type="float">
            <text:p>3,284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284907" calcext:value-type="float">
            <text:p>3,284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284907" calcext:value-type="float">
            <text:p>3,284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284907" calcext:value-type="float">
            <text:p>3,284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284907" calcext:value-type="float">
            <text:p>3,284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271025" calcext:value-type="float">
            <text:p>3,271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320813" calcext:value-type="float">
            <text:p>3,320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341181" calcext:value-type="float">
            <text:p>3,3411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385598" calcext:value-type="float">
            <text:p>3,385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29281" calcext:value-type="float">
            <text:p>3,29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29281" calcext:value-type="float">
            <text:p>3,29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29281" calcext:value-type="float">
            <text:p>3,29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29281" calcext:value-type="float">
            <text:p>3,29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339774" calcext:value-type="float">
            <text:p>3,339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339774" calcext:value-type="float">
            <text:p>3,339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339774" calcext:value-type="float">
            <text:p>3,339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339774" calcext:value-type="float">
            <text:p>3,339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299038" calcext:value-type="float">
            <text:p>3,299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297901" calcext:value-type="float">
            <text:p>3,29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30161" calcext:value-type="float">
            <text:p>3,30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30532" calcext:value-type="float">
            <text:p>3,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329614" calcext:value-type="float">
            <text:p>3,329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208786" calcext:value-type="float">
            <text:p>3,2087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224061" calcext:value-type="float">
            <text:p>3,2240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224061" calcext:value-type="float">
            <text:p>3,2240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224061" calcext:value-type="float">
            <text:p>3,2240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143737" calcext:value-type="float">
            <text:p>3,1437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143737" calcext:value-type="float">
            <text:p>3,1437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143737" calcext:value-type="float">
            <text:p>3,1437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66657" calcext:value-type="float">
            <text:p>3,166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149987" calcext:value-type="float">
            <text:p>3,149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133553" calcext:value-type="float">
            <text:p>3,1335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128457" calcext:value-type="float">
            <text:p>3,1284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101587" calcext:value-type="float">
            <text:p>3,1015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101587" calcext:value-type="float">
            <text:p>3,10158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04:45.910000000</dc:date>
    <meta:editing-duration>PT1M1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4.842937">
                <text:p>4.842937</text:p>
                <draw:g>
                  <svg:desc>cameraslog_4.B2:cameraslog_4.B1001</svg:desc>
                </draw:g>
              </table:table-cell>
              <table:table-cell office:value-type="float" office:value="11">
                <text:p>11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9495">
                <text:p>4.5794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64921">
                <text:p>4.6649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16542">
                <text:p>4.8165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90375">
                <text:p>4.8903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55013">
                <text:p>4.655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449925">
                <text:p>4.449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16819">
                <text:p>4.616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80477">
                <text:p>4.880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983726">
                <text:p>4.9837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2517">
                <text:p>5.12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080746">
                <text:p>5.0807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080746">
                <text:p>5.0807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115251">
                <text:p>5.1152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20339">
                <text:p>5.3203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127973">
                <text:p>5.1279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97659">
                <text:p>4.976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108987">
                <text:p>5.1089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802051">
                <text:p>4.802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817323">
                <text:p>4.817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858065">
                <text:p>4.858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055523">
                <text:p>5.0555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140943">
                <text:p>5.1409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235149">
                <text:p>5.235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214783">
                <text:p>5.214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359913">
                <text:p>5.3599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28219">
                <text:p>5.128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108988">
                <text:p>5.1089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329131">
                <text:p>5.3291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316399">
                <text:p>5.3163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97185">
                <text:p>5.4971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228667">
                <text:p>5.2286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218484">
                <text:p>5.218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426121">
                <text:p>5.426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335607">
                <text:p>5.3356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12542">
                <text:p>5.12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1025">
                <text:p>5.1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40699">
                <text:p>4.9406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034908">
                <text:p>5.0349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973801">
                <text:p>4.973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082134">
                <text:p>5.082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082134">
                <text:p>5.082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082134">
                <text:p>5.082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345521">
                <text:p>5.345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679081">
                <text:p>5.6790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723779">
                <text:p>5.723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681875">
                <text:p>5.6818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557116">
                <text:p>5.557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461508">
                <text:p>5.4615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182574">
                <text:p>5.1825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193899">
                <text:p>5.193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193899">
                <text:p>5.193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167303">
                <text:p>5.167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167303">
                <text:p>5.167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32147">
                <text:p>5.32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417084">
                <text:p>5.4170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311299">
                <text:p>5.311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485844">
                <text:p>5.4858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640011">
                <text:p>5.6400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54834">
                <text:p>5.548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595584">
                <text:p>5.5955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477062">
                <text:p>5.4770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477062">
                <text:p>5.4770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477062">
                <text:p>5.4770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327979">
                <text:p>5.327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640013">
                <text:p>5.6400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650196">
                <text:p>5.650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684689">
                <text:p>5.6846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487465">
                <text:p>5.487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487465">
                <text:p>5.487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530745">
                <text:p>5.5307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55228">
                <text:p>5.552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477048">
                <text:p>5.4770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552278">
                <text:p>5.5522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552278">
                <text:p>5.5522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948126">
                <text:p>5.9481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793954">
                <text:p>5.7939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629829">
                <text:p>5.629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702253">
                <text:p>5.7022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526556">
                <text:p>5.5265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796467">
                <text:p>5.7964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796467">
                <text:p>5.7964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785136">
                <text:p>5.78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785136">
                <text:p>5.78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805504">
                <text:p>5.8055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805504">
                <text:p>5.8055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805504">
                <text:p>5.8055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684434">
                <text:p>5.6844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484436">
                <text:p>5.4844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484436">
                <text:p>5.4844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484436">
                <text:p>5.4844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460361">
                <text:p>5.460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0361">
                <text:p>5.460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308738">
                <text:p>5.3087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162215">
                <text:p>5.1622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146927">
                <text:p>5.1469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265453">
                <text:p>5.265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299946">
                <text:p>5.299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299946">
                <text:p>5.299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317765">
                <text:p>5.3177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317765">
                <text:p>5.3177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502483">
                <text:p>5.5024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638836">
                <text:p>5.6388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770094">
                <text:p>5.7700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719161">
                <text:p>5.7191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719161">
                <text:p>5.7191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531899">
                <text:p>5.531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531899">
                <text:p>5.531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531899">
                <text:p>5.531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531899">
                <text:p>5.531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531899">
                <text:p>5.531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427506">
                <text:p>5.4275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554822">
                <text:p>5.554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554822">
                <text:p>5.554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701353">
                <text:p>5.701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701353">
                <text:p>5.701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812236">
                <text:p>5.812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647882">
                <text:p>5.6478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647882">
                <text:p>5.6478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641624">
                <text:p>5.641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641624">
                <text:p>5.641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641624">
                <text:p>5.641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360146">
                <text:p>5.360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330727">
                <text:p>5.330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284906">
                <text:p>5.2849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408511">
                <text:p>5.4085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408511">
                <text:p>5.4085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408511">
                <text:p>5.4085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387013">
                <text:p>5.387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420107">
                <text:p>5.420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420107">
                <text:p>5.420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420107">
                <text:p>5.420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533542">
                <text:p>5.5335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533542">
                <text:p>5.5335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491394">
                <text:p>5.491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627743">
                <text:p>5.6277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627743">
                <text:p>5.6277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843018">
                <text:p>5.843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720806">
                <text:p>5.7208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720806">
                <text:p>5.7208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558995">
                <text:p>5.558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558995">
                <text:p>5.558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471033">
                <text:p>5.471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471033">
                <text:p>5.471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232844">
                <text:p>5.232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232844">
                <text:p>5.232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232844">
                <text:p>5.232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232844">
                <text:p>5.232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232844">
                <text:p>5.232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366646">
                <text:p>5.366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366646">
                <text:p>5.366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366646">
                <text:p>5.366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487485">
                <text:p>5.4874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383089">
                <text:p>5.3830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471051">
                <text:p>5.471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493961">
                <text:p>5.493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355067">
                <text:p>5.3550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34998">
                <text:p>5.349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567799">
                <text:p>5.5677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56155">
                <text:p>5.56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56155">
                <text:p>5.56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463394">
                <text:p>5.463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594652">
                <text:p>5.594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725903">
                <text:p>5.7259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725903">
                <text:p>5.7259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725903">
                <text:p>5.7259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96155">
                <text:p>5.961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113173">
                <text:p>6.113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113173">
                <text:p>6.113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113173">
                <text:p>6.113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923356">
                <text:p>5.9233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923356">
                <text:p>5.9233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913176">
                <text:p>5.9131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794652">
                <text:p>5.7946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820115">
                <text:p>5.820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820115">
                <text:p>5.820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820115">
                <text:p>5.820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776833">
                <text:p>5.7768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743732">
                <text:p>5.7437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649531">
                <text:p>5.6495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649531">
                <text:p>5.6495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649531">
                <text:p>5.6495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459716">
                <text:p>5.4597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47499">
                <text:p>5.474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47499">
                <text:p>5.474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47499">
                <text:p>5.474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508088">
                <text:p>5.508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508088">
                <text:p>5.508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508088">
                <text:p>5.508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343731">
                <text:p>5.3437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161556">
                <text:p>5.1615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161556">
                <text:p>5.1615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076128">
                <text:p>5.0761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076128">
                <text:p>5.0761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076128">
                <text:p>5.0761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076128">
                <text:p>5.0761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.914316">
                <text:p>4.9143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70923">
                <text:p>4.709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.733281">
                <text:p>4.7332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856891">
                <text:p>4.8568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771481">
                <text:p>4.7714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771481">
                <text:p>4.7714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771481">
                <text:p>4.7714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637689">
                <text:p>4.637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637689">
                <text:p>4.637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637689">
                <text:p>4.637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858058">
                <text:p>4.858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823562">
                <text:p>4.823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823562">
                <text:p>4.823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823562">
                <text:p>4.823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823562">
                <text:p>4.8235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655526">
                <text:p>4.655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655526">
                <text:p>4.655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655526">
                <text:p>4.655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655526">
                <text:p>4.655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655526">
                <text:p>4.655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766398">
                <text:p>4.766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766398">
                <text:p>4.766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712936">
                <text:p>4.712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712936">
                <text:p>4.712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712936">
                <text:p>4.712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78026">
                <text:p>4.78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78026">
                <text:p>4.78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78026">
                <text:p>4.78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654371">
                <text:p>4.6543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675882">
                <text:p>4.675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480971">
                <text:p>4.480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480971">
                <text:p>4.480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480971">
                <text:p>4.480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.42495">
                <text:p>4.424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2886">
                <text:p>4.28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.124253">
                <text:p>4.124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124253">
                <text:p>4.124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124253">
                <text:p>4.124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213364">
                <text:p>4.213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186769">
                <text:p>4.186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.102749">
                <text:p>4.1027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.102749">
                <text:p>4.1027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102749">
                <text:p>4.1027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.358769">
                <text:p>4.3587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400902">
                <text:p>4.400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160164">
                <text:p>4.160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180533">
                <text:p>4.180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180533">
                <text:p>4.180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200907">
                <text:p>4.2009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200907">
                <text:p>4.2009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226367">
                <text:p>4.2263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226367">
                <text:p>4.2263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226367">
                <text:p>4.2263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226367">
                <text:p>4.2263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235391">
                <text:p>4.235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279806">
                <text:p>4.279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279806">
                <text:p>4.279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411065">
                <text:p>4.41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411065">
                <text:p>4.41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305275">
                <text:p>4.305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231427">
                <text:p>4.231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12563">
                <text:p>4.12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131866">
                <text:p>4.1318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131866">
                <text:p>4.1318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038793">
                <text:p>4.038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029768">
                <text:p>4.029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029768">
                <text:p>4.029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995535">
                <text:p>3.9955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063147">
                <text:p>4.063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063147">
                <text:p>4.063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063147">
                <text:p>4.063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052966">
                <text:p>4.052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128199">
                <text:p>4.1281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323106">
                <text:p>4.3231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388143">
                <text:p>4.388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388143">
                <text:p>4.388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388143">
                <text:p>4.388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388143">
                <text:p>4.388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324491">
                <text:p>4.324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324491">
                <text:p>4.324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324491">
                <text:p>4.324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284919">
                <text:p>4.284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284919">
                <text:p>4.284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284919">
                <text:p>4.284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284919">
                <text:p>4.284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398336">
                <text:p>4.3983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208521">
                <text:p>4.208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111777">
                <text:p>4.1117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111777">
                <text:p>4.1117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111777">
                <text:p>4.1117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111777">
                <text:p>4.1117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120579">
                <text:p>4.1205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086088">
                <text:p>4.0860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148586">
                <text:p>4.148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282393">
                <text:p>4.282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282393">
                <text:p>4.282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290038">
                <text:p>4.2900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302771">
                <text:p>4.302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272214">
                <text:p>4.2722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135867">
                <text:p>4.1358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096517">
                <text:p>4.096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096517">
                <text:p>4.096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096517">
                <text:p>4.096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062255">
                <text:p>4.06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008779">
                <text:p>4.0087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008779">
                <text:p>4.0087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008779">
                <text:p>4.0087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008779">
                <text:p>4.0087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831697">
                <text:p>3.831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723351">
                <text:p>3.7233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729854">
                <text:p>3.729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771727">
                <text:p>3.771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668474">
                <text:p>3.668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682357">
                <text:p>3.682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844164">
                <text:p>3.844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021244">
                <text:p>4.0212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821252">
                <text:p>3.821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737225">
                <text:p>3.737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737225">
                <text:p>3.737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737225">
                <text:p>3.737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737225">
                <text:p>3.737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747414">
                <text:p>3.747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690264">
                <text:p>3.690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690264">
                <text:p>3.690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690264">
                <text:p>3.690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88263">
                <text:p>3.88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804835">
                <text:p>3.804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804835">
                <text:p>3.804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804835">
                <text:p>3.804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804835">
                <text:p>3.804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804835">
                <text:p>3.804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863392">
                <text:p>3.8633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863392">
                <text:p>3.8633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863392">
                <text:p>3.8633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855757">
                <text:p>3.855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905542">
                <text:p>3.9055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100453">
                <text:p>4.100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100453">
                <text:p>4.100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100453">
                <text:p>4.100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17175">
                <text:p>4.1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17175">
                <text:p>4.1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17175">
                <text:p>4.1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17175">
                <text:p>4.1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17175">
                <text:p>4.171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94883">
                <text:p>3.948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959016">
                <text:p>3.9590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959016">
                <text:p>3.9590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812485">
                <text:p>3.8124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793252">
                <text:p>3.793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766651">
                <text:p>3.766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658312">
                <text:p>3.658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463401">
                <text:p>3.463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377973">
                <text:p>3.377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377973">
                <text:p>3.377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377973">
                <text:p>3.377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377973">
                <text:p>3.377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439075">
                <text:p>3.4390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454351">
                <text:p>3.4543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414752">
                <text:p>3.414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414752">
                <text:p>3.414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414752">
                <text:p>3.414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414752">
                <text:p>3.414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380517">
                <text:p>3.380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332141">
                <text:p>3.332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284907">
                <text:p>3.284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284907">
                <text:p>3.284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284907">
                <text:p>3.284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284907">
                <text:p>3.284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284907">
                <text:p>3.284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271025">
                <text:p>3.271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320813">
                <text:p>3.3208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341181">
                <text:p>3.341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385598">
                <text:p>3.385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29281">
                <text:p>3.29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29281">
                <text:p>3.29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29281">
                <text:p>3.29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29281">
                <text:p>3.29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339774">
                <text:p>3.339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339774">
                <text:p>3.339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339774">
                <text:p>3.339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339774">
                <text:p>3.339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299038">
                <text:p>3.299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297901">
                <text:p>3.29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30161">
                <text:p>3.3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30532">
                <text:p>3.30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329614">
                <text:p>3.329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208786">
                <text:p>3.208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224061">
                <text:p>3.2240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224061">
                <text:p>3.2240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224061">
                <text:p>3.2240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143737">
                <text:p>3.143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143737">
                <text:p>3.143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143737">
                <text:p>3.143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166657">
                <text:p>3.166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149987">
                <text:p>3.149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133553">
                <text:p>3.133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128457">
                <text:p>3.128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101587">
                <text:p>3.1015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101587">
                <text:p>3.10158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